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NumberProperty( double n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mberProper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NumberProperty(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getInstance( double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Propert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umberProperty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veIntegerMaker.PositiveInteger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getNumeric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getInstance(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get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getColor( FOUserAgent fo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getInstance( Double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Property.getInstance( Integer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Property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getNum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veIntegerMaker.convertProperty( Property p , PropertyList propertyList , FObj 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Property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getNumeric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